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5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/>
      <style:text-properties fo:font-size="54pt" style:font-size-asian="54pt" style:font-size-complex="54pt"/>
    </style:style>
    <style:style style:name="P5" style:family="paragraph">
      <loext:graphic-properties draw:fill-color="#ffffff"/>
      <style:text-properties fo:font-size="54pt" style:font-size-asian="54pt" style:font-size-complex="54pt"/>
    </style:style>
    <style:style style:name="P6" style:family="paragraph">
      <style:paragraph-properties fo:margin-top="0cm" fo:margin-bottom="0cm" fo:line-height="100%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font-name="Arial" fo:font-size="54pt" fo:language="pt" fo:country="BR" style:font-name-asian="FreeSans" style:font-size-asian="54pt" style:language-asian="hi" style:country-asian="IN" style:font-name-complex="Arial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7cm" svg:height="19.563cm" svg:x="0.6cm" svg:y="0.837cm" presentation:class="subtitle" presentation:user-transformed="true">
          <draw:text-box>
            <text:p text:style-name="P1"><text:span text:style-name="T1">Além Das Possibilidade</text:span></text:p>
            <text:p text:style-name="P1"><text:span text:style-name="T2">Jairo Bonf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Não é tempo de olhar pra trás</text:span><text:span text:style-name="T3"><text:line-break/></text:span><text:span text:style-name="T3">Não é tempo de murmuração</text:span><text:span text:style-name="T3"><text:line-break/></text:span><text:span text:style-name="T3">De apontar o dedo pra moisés</text:span><text:span text:style-name="T3"><text:line-break/></text:span><text:span text:style-name="T3">E dizer:"nos trouxe até aqui só pra morrer!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6"><text:span text:style-name="T3">Mas é tempo de olhar pra Deus</text:span><text:span text:style-name="T3"><text:line-break/></text:span><text:span text:style-name="T3">De olhar além</text:span></text:p>
            <text:p text:style-name="P6"><text:span text:style-name="T3">das possibili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6"><text:span text:style-name="T3">Caminhar dentro do fogo</text:span></text:p>
            <text:p text:style-name="P6"><text:span text:style-name="T3">e não se queimar</text:span><text:span text:style-name="T3"><text:line-break/></text:span><text:span text:style-name="T3">Ver caminhos se formar</text:span></text:p>
            <text:p text:style-name="P6"><text:span text:style-name="T3">em meio ao mar</text:span><text:span text:style-name="T3"><text:line-break/></text:span><text:span text:style-name="T3">É tempo de can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tocar no impossível</text:span><text:span text:style-name="T3"><text:line-break/></text:span><text:span text:style-name="T3">Mover as montanhas</text:span><text:span text:style-name="T3"><text:line-break/></text:span><text:span text:style-name="T3">Me alimentar em meio ao deserto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voar sobre os montes</text:span><text:span text:style-name="T3"><text:line-break/></text:span><text:span text:style-name="T3">Com visão de águia</text:span><text:span text:style-name="T3"><text:line-break/></text:span><text:span text:style-name="T3">Olhar além das</text:span></text:p>
            <text:p text:style-name="P4"><text:span text:style-name="T3">possibilidades,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6"><text:span text:style-name="T3">Mas é tempo de olhar pra Deus</text:span><text:span text:style-name="T3"><text:line-break/></text:span><text:span text:style-name="T3">De olhar além</text:span></text:p>
            <text:p text:style-name="P6"><text:span text:style-name="T3">das possibili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6"><text:span text:style-name="T3">Caminhar dentro do fogo</text:span></text:p>
            <text:p text:style-name="P6"><text:span text:style-name="T3">e não se queimar</text:span><text:span text:style-name="T3"><text:line-break/></text:span><text:span text:style-name="T3">Ver caminhos se formar</text:span></text:p>
            <text:p text:style-name="P6"><text:span text:style-name="T3">em meio ao mar</text:span><text:span text:style-name="T3"><text:line-break/></text:span><text:span text:style-name="T3">É tempo de can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tocar no impossível</text:span><text:span text:style-name="T3"><text:line-break/></text:span><text:span text:style-name="T3">Mover as montanhas</text:span><text:span text:style-name="T3"><text:line-break/></text:span><text:span text:style-name="T3">Me alimentar em meio ao deserto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voar sobre os montes</text:span><text:span text:style-name="T3"><text:line-break/></text:span><text:span text:style-name="T3">Com visão de águia</text:span><text:span text:style-name="T3"><text:line-break/></text:span><text:span text:style-name="T3">Olhar além das</text:span></text:p>
            <text:p text:style-name="P4"><text:span text:style-name="T3">possibilidades,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tocar no impossível</text:span><text:span text:style-name="T3"><text:line-break/></text:span><text:span text:style-name="T3">Mover as montanhas</text:span><text:span text:style-name="T3"><text:line-break/></text:span><text:span text:style-name="T3">Me alimentar em meio ao deserto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voar sobre os montes</text:span><text:span text:style-name="T3"><text:line-break/></text:span><text:span text:style-name="T3">Com visão de águia</text:span><text:span text:style-name="T3"><text:line-break/></text:span><text:span text:style-name="T3">Olhar além das</text:span></text:p>
            <text:p text:style-name="P4"><text:span text:style-name="T3">possibilidades,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Romper, fluir, como um rio</text:span><text:span text:style-name="T3"><text:line-break/></text:span><text:span text:style-name="T3">Conquistar, visar, além do mar</text:span></text:p>
            <text:p text:style-name="P4"><text:span text:style-name="T3"/></text:p>
            <text:p text:style-name="P4"><text:span text:style-name="T3">Romper, fluir, como um rio</text:span><text:span text:style-name="T3"><text:line-break/></text:span><text:span text:style-name="T3">Conquistar, visar, além do 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tocar no impossível</text:span><text:span text:style-name="T3"><text:line-break/></text:span><text:span text:style-name="T3">Mover as montanhas</text:span><text:span text:style-name="T3"><text:line-break/></text:span><text:span text:style-name="T3">Me alimentar em meio ao deserto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cm" svg:height="19.563cm" svg:x="0.6cm" svg:y="0.837cm" presentation:class="subtitle" presentation:user-transformed="true">
          <draw:text-box>
            <text:p text:style-name="P4"><text:span text:style-name="T3">Eu vou voar sobre os montes</text:span><text:span text:style-name="T3"><text:line-break/></text:span><text:span text:style-name="T3">Com visão de águia</text:span><text:span text:style-name="T3"><text:line-break/></text:span><text:span text:style-name="T3">Olhar além das</text:span></text:p>
            <text:p text:style-name="P4"><text:span text:style-name="T3">possibilidades, v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" style:font-family-asian="FreeSans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" style:font-family-asian="FreeSans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" style:font-family-asian="FreeSans" style:font-pitch-asian="variable" style:font-size-asian="14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fo:font-style="italic" style:font-name-asian="FreeSans" style:font-family-asian="FreeSan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3:32:53.086391025</meta:creation-date>
    <dc:date>2017-04-02T14:18:00.650915148</dc:date>
    <meta:editing-duration>PT45M</meta:editing-duration>
    <meta:editing-cycles>16</meta:editing-cycles>
    <meta:generator>LibreOffice/5.2.5.1$Linux_X86_64 LibreOffice_project/20m0$Build-1</meta:generator>
    <meta:document-statistic meta:object-count="66"/>
  </office:meta>
</office:document-meta>
</file>